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fe3e" officeooo:paragraph-rsid="000dfe3e"/>
    </style:style>
    <style:style style:name="P2" style:family="paragraph" style:parent-style-name="Standard">
      <style:text-properties officeooo:rsid="000dfe3e" officeooo:paragraph-rsid="000ee583"/>
    </style:style>
    <style:style style:name="P3" style:family="paragraph" style:parent-style-name="Standard">
      <style:text-properties officeooo:rsid="000dfe3e" officeooo:paragraph-rsid="000f260e"/>
    </style:style>
    <style:style style:name="P4" style:family="paragraph" style:parent-style-name="Standard">
      <style:text-properties officeooo:rsid="000ee583" officeooo:paragraph-rsid="000ee583"/>
    </style:style>
    <style:style style:name="P5" style:family="paragraph" style:parent-style-name="Standard">
      <style:text-properties officeooo:rsid="000ee583" officeooo:paragraph-rsid="000f260e"/>
    </style:style>
    <style:style style:name="P6" style:family="paragraph" style:parent-style-name="Standard">
      <style:text-properties officeooo:paragraph-rsid="000dfe3e"/>
    </style:style>
    <style:style style:name="T1" style:family="text">
      <style:text-properties officeooo:rsid="000dfe3e"/>
    </style:style>
    <style:style style:name="T2" style:family="text">
      <style:text-properties officeooo:rsid="000ee583"/>
    </style:style>
    <style:style style:name="T3" style:family="text">
      <style:text-properties officeooo:rsid="001086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essure tank:</text:p>
      <text:p text:style-name="P1">For tank pressure, we will simply use a bike pump with a valve on the pressure tank. The pressure tank will be leak tested underwater (to see bubbles to locate leak) and will be put in an over-pressure state in order to test its ability to withstand high pressures.</text:p>
      <text:p text:style-name="P2">The tank could be pressurized first, with no water, then fill the tank with water from the launch clamp (Gardena <text:span text:style-name="T2">threaded </text:span>hose <text:span text:style-name="T2">connector (Article No. <text:s/>917-50)</text:span>) in order to easily increase the pressure of the compressed air.</text:p>
      <text:p text:style-name="P1">Maybe, the tank could be reinforced with Duct Tape.</text:p>
      <text:p text:style-name="P1"/>
      <text:p text:style-name="P4">Nozzle:</text:p>
      <text:p text:style-name="P4">Could be a Gardena Tap Connector (G3/4”) (Article No. <text:s/>18201-20)</text:p>
      <text:p text:style-name="P1"/>
      <text:p text:style-name="P1">Launchpad:</text:p>
      <text:p text:style-name="P6"><text:span text:style-name="T1">A Gardena </text:span><text:span text:style-name="T2">threaded </text:span><text:span text:style-name="T1">hose </text:span><text:span text:style-name="T2">connector (Article No. <text:s/>917-50)</text:span><text:span text:style-name="T1"> could be used, as it has a simple release mechanism with proper sealing methods. A powerful servo or solenoid could then pull down on the connector to trigger the release of the rocket.</text:span></text:p>
      <text:p text:style-name="P1"/>
      <text:p text:style-name="P1">Refs:</text:p>
      <text:p text:style-name="P3">Gardena <text:span text:style-name="T2">threaded </text:span>hose <text:span text:style-name="T2">connector (Article No. <text:s/>917-50): </text:span><text:a xlink:type="simple" xlink:href="https://www.gardena.com/int/products/watering/hose-fittings/threaded-hose-connector-26-5-mm-g-3-4/900874401/" text:style-name="Internet_20_link" text:visited-style-name="Visited_20_Internet_20_Link"><text:span text:style-name="T2">https://www.gardena.com/int/products/watering/hose-fittings/threaded-hose-connector-26-5-mm-g-3-4/900874401/</text:span></text:a></text:p>
      <text:p text:style-name="P3"/>
      <text:p text:style-name="P5">Gardena Tap Connector (G3/4”) (Article No. <text:s/>18201-20): <text:a xlink:type="simple" xlink:href="https://www.gardena.com/int/products/watering/hose-fittings/tap-connector-26-5-mm-g-3-4/967312101/" text:style-name="Internet_20_link" text:visited-style-name="Visited_20_Internet_20_Link">https://www.gardena.com/int/products/watering/hose-fittings/tap-connector-26-5-mm-g-3-4/967312101/</text:a></text:p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27T14:38:00.240237741</meta:creation-date>
    <dc:date>2020-04-29T17:36:33.770829335</dc:date>
    <meta:editing-duration>PT4M15S</meta:editing-duration>
    <meta:editing-cycles>3</meta:editing-cycles>
    <meta:generator>LibreOffice/6.4.3.2$Linux_X86_64 LibreOffice_project/40$Build-2</meta:generator>
    <meta:document-statistic meta:table-count="0" meta:image-count="0" meta:object-count="0" meta:page-count="1" meta:paragraph-count="11" meta:word-count="167" meta:character-count="1196" meta:non-whitespace-character-count="1035"/>
  </office:meta>
</office:document-meta>
</file>